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54cm" svg:stroke-color="#000000" draw:marker-start-width="0.965cm" draw:marker-end-width="0.965cm" draw:stroke-linejoin="round" svg:stroke-linecap="round" draw:fill="none" draw:textarea-vertical-align="middle" fo:padding-top="0.251cm" fo:padding-bottom="0.251cm" fo:padding-left="0.376cm" fo:padding-right="0.37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0.741cm" svg:y1="2.069cm" svg:x2="0.202cm" svg:y2="1.53cm">
            <text:p/>
          </draw:line>
          <draw:line draw:style-name="gr1" draw:text-style-name="P1" draw:layer="layout" svg:x1="2.339cm" svg:y1="0.471cm" svg:x2="0.741cm" svg:y2="2.06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b3b3b3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n Kato</meta:initial-creator>
    <meta:creation-date>2019-03-06T17:35:56.791838880</meta:creation-date>
    <dc:date>2019-03-08T10:13:15.002566248</dc:date>
    <dc:creator>Ken Kato</dc:creator>
    <meta:editing-duration>PT1H41M8S</meta:editing-duration>
    <meta:editing-cycles>9</meta:editing-cycles>
    <meta:generator>LibreOffice/6.0.5.2$MacOSX_X86_64 LibreOffice_project/54c8cbb85f300ac59db32fe8a675ff7683cd5a16</meta:generator>
    <meta:document-statistic meta:object-count="3"/>
  </office:meta>
</office:document-meta>
</file>